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Základnítext" style:family="paragraph">
      <style:paragraph-properties fo:line-height="102%"/>
    </style:style>
    <style:style style:name="P1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2/2022<text:bookmark-end text:name="Text14"/></text:p>
            <text:p text:style-name="Normální">KVOP-55314/2022<text:bookmark-end text:name="Text2"/></text:p>
            <text:p text:style-name="Normální"><text:bookmark-start text:name="Text6"/>24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<text:bookmark-start text:name="Text9"/>H<text:bookmark-end text:name="Text9"/>. T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Sdělení o vyřízení žádosti o<text:s/>informace podle zákona č. 106/1999 Sb., o svobodném přístupu k informacím</text:h>
      <text:p text:style-name="Základnítext">Vážená paní T.,</text:p>
      <text:p text:style-name="Základnítext">dne 13. 10. 2022 bylo do Kanceláře veřejného ochránce práv doručeno Vaše podání, jehož součástí byla žádost podle zákona o svobodném přístupu k informacím, kterou žádáte o následující informace:</text:p>
      <text:p text:style-name="P18">Počet obdobných podání odpovídajících obsahu Vašeho podání ze dne 12. 10. 2012, tedy podnětů podaných veřejnému ochránci práv, ve kterých stěžovatelé namítali, nebo z nich vyplynulo, že jejich výše starobního důchodu měla<text:s/>být negativně ovlivněna legislativou přijatou při rozdělení ČSFR.</text:p>
      <text:p text:style-name="Základnítext">K Vaší žádosti<text:s/><text:span text:style-name="Silné">poskytuji následující informace</text:span>:</text:p>
      <text:p text:style-name="Základnítext">K datu vyhotovení mé odpovědi se v roce 2022 se jednalo o 9 podnětů,</text:p>
      <text:p text:style-name="Základnítext">v celém roce 2021 o 7 podnětů,</text:p>
      <text:p text:style-name="Základnítext">v roce 2020 o 6 podnětů,</text:p>
      <text:p text:style-name="Základnítext">v roce 2019 o 9<text:s/>podnětů,</text:p>
      <text:p text:style-name="Základnítext">v roce 2018 o 6 podnětů,</text:p>
      <text:p text:style-name="Základnítext">v roce 2017 o 5 podnětů,</text:p>
      <text:p text:style-name="Základnítext">v roce 2016 o 6 podnětů,</text:p>
      <text:p text:style-name="Základnítext">v roce 2015 o 8 podnětů,</text:p>
      <text:p text:style-name="Základnítext">v roce 2014 o 7 podnětů,</text:p>
      <text:p text:style-name="Základnítext">v roce 2013 o 2 podněty,</text:p>
      <text:p text:style-name="Základnítext">v roce 2012 o 6 podnětů.</text:p>
      <text:p text:style-name="Základnítext">Celkově od počátku roku 2012 tedy veřejný ochránce práv obdržel 71 podnětů týkajících se dotčené problematiky. Podněty jsou posuzovány individuálně podle skutkového stavu, stěžovatelé jsou často informováni o podmínkách dorovnávacího přídavku a o možnosti<text:s/><text:soft-page-break/>odstranění tvrdosti zákona. Podněty z předchozích období celých kalendářních roků již neexistují, protože spisy jejichž součástí mohly být, byly v souladu se spisovým a skartačním řádem skartovány<text:span text:style-name="Značkapozn.podčarou"><text:note text:note-class="footnote" text:id="_ftn0"><text:note-citation>1</text:note-citation><text:note-body><text:p text:style-name="Textpozn.podčarou"><text:s/><text:span text:style-name="Značkapozn.podčarou"><text:s/></text:span>Tyto podněty nemohly být zahrnuty do vyřízení Vaší žádosti.</text:p></text:note-body></text:note></text:span>.</text:p>
      <text:p text:style-name="Základnítext">Věcný obsah Vašeho podání ze dne 12. 10. 2022 „Starobní důchody se<text:s/>slovenským prvkem – doplnění k č.j. VOP 16288/2022“ bude veřejným ochráncem práv dále řešen v rámci tohoto spisu. <text:s/></text:p>
      <text:p text:style-name="Základnítext">S pozdravem</text:p>
      <text:p text:style-name="P19"/>
      <text:p text:style-name="podpis">JUDr. Pavel Pořízek, Ph.D.</text:p>
      <text:p text:style-name="podpis">vedoucí Kanceláře veřejného ochránce práv</text:p>
      <text:p text:style-name="Příloha"/>
      <text:p text:style-name="Příloha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0IGK*</text:span></text:p>
        <text:p text:style-name="P12"><text:span text:style-name="T13">KVOPX00D0IGK</text:span>KVOPX00D0IG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11T11:50:00Z</meta:creation-date>
    <dc:date>2022-11-11T12:33:00Z</dc:date>
    <meta:print-date>2022-10-24T11:40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3" meta:word-count="263" meta:character-count="1812" meta:row-count="12" meta:non-whitespace-character-count="1552"/>
  </office:meta>
</office:document-meta>
</file>